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simpleaswater.com/upgradable-smart-contracts/" text:style-name="Internet_20_link" text:visited-style-name="Visited_20_Internet_20_Link">https://simpleaswater.com/upgradable-smart-contracts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21:45:41.163521042</meta:creation-date>
    <dc:date>2020-11-26T21:46:44.132935834</dc:date>
    <meta:editing-duration>PT1M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53" meta:non-whitespace-character-count="53"/>
  </office:meta>
</office:document-meta>
</file>